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ce76" officeooo:paragraph-rsid="0000ce76" style:font-weight-asian="bold" style:font-weight-complex="bold"/>
    </style:style>
    <style:style style:name="P2" style:family="paragraph" style:parent-style-name="Standard">
      <style:text-properties fo:font-weight="bold" officeooo:rsid="0002e862" officeooo:paragraph-rsid="0002e862" style:font-weight-asian="bold" style:font-weight-complex="bold"/>
    </style:style>
    <style:style style:name="P3" style:family="paragraph" style:parent-style-name="Standard">
      <style:text-properties fo:font-weight="bold" officeooo:rsid="0005639c" officeooo:paragraph-rsid="0005639c" style:font-weight-asian="bold" style:font-weight-complex="bold"/>
    </style:style>
    <style:style style:name="P4" style:family="paragraph" style:parent-style-name="Standard">
      <style:text-properties fo:font-weight="normal" officeooo:rsid="0005639c" officeooo:paragraph-rsid="0005639c" style:font-weight-asian="normal" style:font-weight-complex="normal"/>
    </style:style>
    <style:style style:name="P5" style:family="paragraph" style:parent-style-name="Standard">
      <style:text-properties fo:font-weight="normal" officeooo:rsid="0000ce76" officeooo:paragraph-rsid="0000ce76" style:font-weight-asian="normal" style:font-weight-complex="normal"/>
    </style:style>
    <style:style style:name="P6" style:family="paragraph" style:parent-style-name="Standard">
      <style:text-properties fo:font-weight="normal" officeooo:rsid="0002e862" officeooo:paragraph-rsid="0000ce76" style:font-weight-asian="normal" style:font-weight-complex="normal"/>
    </style:style>
    <style:style style:name="P7" style:family="paragraph" style:parent-style-name="Standard">
      <style:text-properties fo:font-weight="normal" officeooo:rsid="0002e862" officeooo:paragraph-rsid="0002e862" style:font-weight-asian="normal" style:font-weight-complex="normal"/>
    </style:style>
    <style:style style:name="P8" style:family="paragraph" style:parent-style-name="Standard">
      <style:text-properties fo:font-weight="normal" officeooo:rsid="0005639c" officeooo:paragraph-rsid="0005639c" style:font-weight-asian="normal" style:font-weight-complex="normal"/>
    </style:style>
    <style:style style:name="P9" style:family="paragraph" style:parent-style-name="Standard">
      <style:text-properties fo:font-weight="normal" officeooo:rsid="000733b1" officeooo:paragraph-rsid="000733b1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2e862" style:font-weight-asian="normal" style:font-weight-complex="normal"/>
    </style:style>
    <style:style style:name="T3" style:family="text">
      <style:text-properties style:text-line-through-style="none" style:text-line-through-type="none" fo:font-weight="normal" officeooo:rsid="0003af4f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de.js</text:p>
      <text:p text:style-name="P1"/>
      <text:p text:style-name="P5">- Ambiente de execução (runtime) código Javascript.</text:p>
      <text:p text:style-name="P5">- Possível executar código JS com acesso aos arquivos e recursos do computador e servidores (assim, o JS pode atuar no back-end como as linguagens Java, PHP e C#).</text:p>
      <text:p text:style-name="P1"><text:span text:style-name="T1">- </text:span><text:span text:style-name="T2">Interação com Banco de Dados.</text:span></text:p>
      <text:p text:style-name="P6">- Pacotes e bbibliotecas através do NPM.</text:p>
      <text:p text:style-name="P5">- Ganho de produtividade (mesma linguagem back e front).</text:p>
      <text:p text:style-name="P1"><text:span text:style-name="T1">- </text:span><text:span text:style-name="T2">Utilizado com o CLI de diversas ferramentas (Angular, React, Vue, etc.).</text:span></text:p>
      <text:p text:style-name="P5"/>
      <text:p text:style-name="P7">Introdução NPM</text:p>
      <text:p text:style-name="P7">- Node Package Manager</text:p>
      <text:p text:style-name="P7">- gerenciador de pacotes de Node.js</text:p>
      <text:p text:style-name="P7">- npm install nome_do_pacote </text:p>
      <text:p text:style-name="P7">- npm install -g nome_do_pacote (global)</text:p>
      <text:p text:style-name="P2"><text:span text:style-name="T1">- npm install </text:span><text:span text:style-name="T3">-g live-server</text:span></text:p>
      <text:p text:style-name="P7"/>
      <text:p text:style-name="P3">Javascript</text:p>
      <text:p text:style-name="P3"/>
      <text:p text:style-name="P4">- Linguagem de Programação, verdadeiro nome ECMAScript</text:p>
      <text:p text:style-name="P4">- Backend, com Node.js</text:p>
      <text:p text:style-name="P4">- Aplicações desktop, com Electron.</text:p>
      <text:p text:style-name="P4">- Dispositivos embarcados, IOT, Machine Learning</text:p>
      <text:p text:style-name="P4"/>
      <text:p text:style-name="P9">DOM → Document Object Model</text:p>
      <text:p text:style-name="P9">Representa uma árvore de objetos em memória, mapeando documentos HTML em objetos.</text:p>
      <text:p text:style-name="P9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9-19T19:15:08.265000000</dc:date>
    <meta:editing-duration>PT4H20M4S</meta:editing-duration>
    <meta:editing-cycles>4</meta:editing-cycles>
    <meta:document-statistic meta:table-count="0" meta:image-count="0" meta:object-count="0" meta:page-count="1" meta:paragraph-count="21" meta:word-count="138" meta:character-count="868" meta:non-whitespace-character-count="748"/>
  </office:meta>
</office:document-meta>
</file>